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standard">
      <style:graphic-properties svg:stroke-width="0.053cm" svg:stroke-color="#ffffff" draw:marker-start-width="0.279cm" draw:marker-end-width="0.279cm" draw:fill-color="#191919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dash" draw:stroke-dash="Ultrafine_20_Dashed" svg:stroke-width="0.053cm" svg:stroke-color="#34eb5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dash" draw:stroke-dash="Fine_20_Dashed" svg:stroke-width="0.053cm" svg:stroke-color="#34eb5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color="#cc00cc" draw:fill-color="#cc00cc" draw:textarea-horizontal-align="justify" draw:textarea-vertical-align="middle" draw:auto-grow-height="false" fo:min-height="2.234cm" fo:min-width="0cm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cc00cc"/>
      <style:paragraph-properties fo:text-align="center"/>
    </style:style>
  </office:automatic-styles>
  <office:body>
    <office:drawing>
      <draw:page draw:name="page1" draw:style-name="dp1" draw:master-page-name="Padrão">
        <draw:polygon draw:style-name="gr1" draw:text-style-name="P1" draw:layer="layout" svg:width="10.199cm" svg:height="5.699cm" svg:x="3.5cm" svg:y="6.1cm" svg:viewBox="0 0 10200 5700" draw:points="0,2100 4000,0 10200,3500 6100,5700">
          <text:p/>
        </draw:polygon>
        <draw:g>
          <draw:polygon draw:style-name="gr1" draw:text-style-name="P1" draw:layer="layout" svg:width="1.399cm" svg:height="0.899cm" svg:x="6.6cm" svg:y="3.5cm" svg:viewBox="0 0 1400 900" draw:points="0,400 700,0 1400,500 700,900">
            <text:p/>
          </draw:polygon>
          <draw:polygon draw:style-name="gr1" draw:text-style-name="P1" draw:layer="layout" svg:width="0.699cm" svg:height="4.699cm" svg:x="6.6cm" svg:y="3.9cm" svg:viewBox="0 0 700 4700" draw:points="0,0 700,500 700,4700 0,4200">
            <text:p/>
          </draw:polygon>
          <draw:polygon draw:style-name="gr1" draw:text-style-name="P1" draw:layer="layout" svg:width="0.699cm" svg:height="4.599cm" svg:x="7.3cm" svg:y="4cm" svg:viewBox="0 0 700 4600" draw:points="0,400 700,0 700,4200 0,4600">
            <text:p/>
          </draw:polygon>
        </draw:g>
        <draw:g>
          <draw:polygon draw:style-name="gr1" draw:text-style-name="P1" draw:layer="layout" svg:width="4.999cm" svg:height="2.699cm" svg:x="6.3cm" svg:y="3.7cm" svg:viewBox="0 0 5000 2700" draw:points="0,2300 4400,0 5000,400 700,2700">
            <text:p/>
          </draw:polygon>
          <draw:polygon draw:style-name="gr1" draw:text-style-name="P1" draw:layer="layout" svg:width="0.699cm" svg:height="1.099cm" svg:x="6.3cm" svg:y="6cm" svg:viewBox="0 0 700 1100" draw:points="0,0 700,400 700,1100 0,700">
            <text:p/>
          </draw:polygon>
          <draw:polygon draw:style-name="gr1" draw:text-style-name="P1" draw:layer="layout" svg:width="4.299cm" svg:height="2.999cm" svg:x="7cm" svg:y="4.1cm" svg:viewBox="0 0 4300 3000" draw:points="4300,0 4300,700 0,3000 0,2300">
            <text:p/>
          </draw:polygon>
        </draw:g>
        <draw:g>
          <draw:polygon draw:style-name="gr1" draw:text-style-name="P1" draw:layer="layout" svg:width="5.499cm" svg:height="3.499cm" svg:x="7.2cm" svg:y="1.7cm" svg:viewBox="0 0 5500 3500" draw:points="400,0 5500,3200 5100,3500 0,200">
            <text:p/>
          </draw:polygon>
          <draw:polygon draw:style-name="gr1" draw:text-style-name="P1" draw:layer="layout" svg:width="5.099cm" svg:height="3.699cm" svg:x="7.2cm" svg:y="1.9cm" svg:viewBox="0 0 5100 3700" draw:points="0,0 5100,3300 5100,3700 0,500">
            <text:p/>
          </draw:polygon>
          <draw:polygon draw:style-name="gr1" draw:text-style-name="P1" draw:layer="layout" svg:width="0.399cm" svg:height="0.699cm" svg:x="12.3cm" svg:y="4.9cm" svg:viewBox="0 0 400 700" draw:points="400,0 0,300 0,700 400,400">
            <text:p/>
          </draw:polygon>
        </draw:g>
        <draw:g>
          <draw:polygon draw:style-name="gr1" draw:text-style-name="P1" draw:layer="layout" svg:width="2.099cm" svg:height="1.499cm" svg:x="11.9cm" svg:y="4.6cm" svg:viewBox="0 0 2100 1500" draw:points="1300,0 0,900 800,1500 1100,1300 600,900 1300,400 1800,800 2100,600">
            <text:p/>
          </draw:polygon>
          <draw:polygon draw:style-name="gr1" draw:text-style-name="P1" draw:layer="layout" svg:width="0.799cm" svg:height="0.999cm" svg:x="11.9cm" svg:y="5.5cm" svg:viewBox="0 0 800 1000" draw:points="0,0 800,600 800,1000 0,400">
            <text:p/>
          </draw:polygon>
          <draw:polygon draw:style-name="gr1" draw:text-style-name="P1" draw:layer="layout" svg:width="0.299cm" svg:height="0.599cm" svg:x="12.7cm" svg:y="5.9cm" svg:viewBox="0 0 300 600" draw:points="0,600 300,400 300,0 0,200">
            <text:p/>
          </draw:polygon>
          <draw:polygon draw:style-name="gr1" draw:text-style-name="P1" draw:layer="layout" svg:width="0.299cm" svg:height="0.599cm" svg:x="13.7cm" svg:y="5.2cm" svg:viewBox="0 0 300 600" draw:points="0,200 0,600 300,400 300,0">
            <text:p/>
          </draw:polygon>
          <draw:polygon draw:style-name="gr1" draw:text-style-name="P1" draw:layer="layout" svg:width="0.499cm" svg:height="0.799cm" svg:x="13.2cm" svg:y="5cm" svg:viewBox="0 0 500 800" draw:points="500,800 0,400 0,0 500,400">
            <text:p/>
          </draw:polygon>
          <draw:polygon draw:style-name="gr1" draw:text-style-name="P1" draw:layer="layout" svg:width="0.699cm" svg:height="0.699cm" svg:x="12.5cm" svg:y="5cm" svg:viewBox="0 0 700 700" draw:points="0,500 700,0 700,400 300,700">
            <text:p/>
          </draw:polygon>
        </draw:g>
        <draw:polygon draw:style-name="gr2" draw:text-style-name="P2" draw:layer="layout" svg:width="4.599cm" svg:height="5.599cm" svg:x="4.1cm" svg:y="1.5cm" svg:viewBox="0 0 4600 5600" draw:points="0,5600 4600,3500 4500,0 0,2100">
          <text:p/>
        </draw:polygon>
        <draw:polygon draw:style-name="gr3" draw:text-style-name="P2" draw:layer="layout" svg:width="10.999cm" svg:height="6.099cm" svg:x="4.1cm" svg:y="1.5cm" svg:viewBox="0 0 11000 6100" draw:points="4500,0 11000,3800 6600,6100 0,2100">
          <text:p/>
        </draw:polygon>
        <draw:polygon draw:style-name="gr3" draw:text-style-name="P2" draw:layer="layout" svg:width="6.599cm" svg:height="7.299cm" svg:x="4.1cm" svg:y="3.6cm" svg:viewBox="0 0 6600 7300" draw:points="6600,7300 6600,7200 6600,4000 0,0 0,3500">
          <text:p/>
        </draw:polygon>
        <draw:polygon draw:style-name="gr3" draw:text-style-name="P2" draw:layer="layout" svg:width="10.899cm" svg:height="5.899cm" svg:x="4.1cm" svg:y="5cm" svg:viewBox="0 0 10900 5900" draw:points="0,2100 4600,0 10900,3800 6600,5900">
          <text:p/>
        </draw:polygon>
        <draw:polygon draw:style-name="gr3" draw:text-style-name="P2" draw:layer="layout" svg:width="6.499cm" svg:height="7.299cm" svg:x="8.6cm" svg:y="1.5cm" svg:viewBox="0 0 6500 7300" draw:points="6400,7300 6500,3800 0,0 100,3500">
          <text:p/>
        </draw:polygon>
        <draw:custom-shape draw:style-name="gr4" draw:text-style-name="P3" draw:layer="layout" svg:width="0.4cm" svg:height="3.1cm" svg:x="5.6cm" svg:y="4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3" draw:layer="layout" svg:width="0.4cm" svg:height="3.1cm" draw:transform="rotate (2.08235233055443) translate (8.446cm 7.157cm)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3" draw:layer="layout" svg:width="0.4cm" svg:height="3.1cm" draw:transform="rotate (1.00827670887712) translate (9.7cm 2.83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24T09:58:33.951000000</meta:creation-date>
    <dc:date>2022-03-24T10:22:33.777000000</dc:date>
    <meta:editing-duration>PT7M39S</meta:editing-duration>
    <meta:editing-cycles>1</meta:editing-cycles>
    <meta:document-statistic meta:object-count="28"/>
    <meta:generator>LibreOffice/6.2.7.1$Windows_X86_64 LibreOffice_project/23edc44b61b830b7d749943e020e96f5a7df63bf</meta:generator>
  </office:meta>
</office:document-meta>
</file>